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1700">
            <text:p>31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90000000000001">
            <text:p>−111.9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18R-1W-80_8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1900">
            <text:p>31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90000000000001">
            <text:p>−111.9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8R-1W-19_28_(2)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0200">
            <text:p>30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_Foliaceous pachyseris_ (ref 43) - is this Pacyseris foliosa?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8R-1W-19_28_(3)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0200">
            <text:p>30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_Foliaceous pachyseris_ (ref 43) - is this Pacyseris foliosa?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">
            <text:p>−123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0800">
            <text:p>30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(branching 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59999999999999">
            <text:p>−128.6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20R-2W-0_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1000">
            <text:p>31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(branching 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8.5">
            <text:p>−128.5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3000">
            <text:p>3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7">
            <text:p>−103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E-12R-2W-86_10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33000">
            <text:p>3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7">
            <text:p>−103.7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1R-2W-13_20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44000">
            <text:p>44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ahiti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5R-3W-11_13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64500">
            <text:p>645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4.90000000000001">
            <text:p>−104.9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6.5">
            <text:p>6.5</text:p>
          </table:table-cell>
          <table:table-cell table:style-name="ACE-0" office:value-type="string">
            <text:p>ThomasEtal200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2">
          <gnm:selection gnm:start-col="0" gnm:start-row="2" gnm:end-col="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7:55:5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